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>
  <office:scripts/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table" style:name="Table5">
      <style:table-properties fo:margin-left="0cm" style:rel-width="100%" style:width="16.249cm" table:align="left"/>
    </style:style>
    <style:style style:family="table-column" style:name="Table5.A">
      <style:table-column-properties style:column-width="32.5mm"/>
    </style:style>
    <style:style style:family="table-row" style:name="Table5.1">
      <style:table-row-properties style:min-row-height="4.001cm"/>
    </style:style>
    <style:style style:family="table-cell" style:name="Table5.A1">
      <style:table-cell-properties fo:border="0.141cm solid #000000" fo:padding-bottom="0cm" fo:padding-left="0.191cm" fo:padding-right="0.191cm" fo:padding-top="0cm" style:writing-mode="lr-tb"/>
    </style:style>
    <style:style style:family="table-cell" style:name="Table5.C1">
      <style:table-cell-properties fo:border-bottom="0.018cm solid #000000" fo:border-left="0.141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D1">
      <style:table-cell-properties fo:border-bottom="0.141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row" style:name="Table5.2">
      <style:table-row-properties style:min-row-height="2.501cm"/>
    </style:style>
    <style:style style:family="table-cell" style:name="Table5.A2">
      <style:table-cell-properties fo:border="0.018cm solid #000000" fo:padding-bottom="0cm" fo:padding-left="0.191cm" fo:padding-right="0.191cm" fo:padding-top="0cm" style:writing-mode="lr-tb"/>
    </style:style>
    <style:style style:family="table-cell" style:name="Table5.B2">
      <style:table-cell-properties fo:background-color="#00b050" fo:border-bottom="0.018cm solid #000000" fo:border-left="0.018cm solid #000000" fo:border-right="0.141cm solid #000000" fo:border-top="0.018cm solid #000000" fo:padding-bottom="0cm" fo:padding-left="0.191cm" fo:padding-right="0.191cm" fo:padding-top="0cm" style:writing-mode="lr-tb">
        <style:background-image/>
      </style:table-cell-properties>
    </style:style>
    <style:style style:family="table-cell" style:name="Table5.D2">
      <style:table-cell-properties fo:border-bottom="0.018cm solid #000000" fo:border-left="0.141cm solid #000000" fo:border-right="0.141cm solid #000000" fo:border-top="0.141cm solid #000000" fo:padding-bottom="0cm" fo:padding-left="0.191cm" fo:padding-right="0.191cm" fo:padding-top="0cm" style:writing-mode="lr-tb"/>
    </style:style>
    <style:style style:family="table-cell" style:name="Table5.A3">
      <style:table-cell-properties fo:border-bottom="0.018cm solid #000000" fo:border-left="0.018cm solid #000000" fo:border-right="0.176cm solid #ff0000" fo:border-top="0.018cm solid #000000" fo:padding-bottom="0cm" fo:padding-left="0.191cm" fo:padding-right="0.191cm" fo:padding-top="0cm" style:writing-mode="lr-tb"/>
    </style:style>
    <style:style style:family="table-cell" style:name="Table5.B3">
      <style:table-cell-properties fo:border="0.176cm solid #ff0000" fo:padding-bottom="0cm" fo:padding-left="0.191cm" fo:padding-right="0.191cm" fo:padding-top="0cm" style:writing-mode="lr-tb"/>
    </style:style>
    <style:style style:family="table-cell" style:name="Table5.C3">
      <style:table-cell-properties fo:border-bottom="0.018cm solid #000000" fo:border-left="0.176cm solid #ff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D3">
      <style:table-cell-properties fo:border-bottom="0.141cm solid #000000" fo:border-left="0.141cm solid #000000" fo:border-right="0.141cm solid #000000" fo:border-top="0.018cm solid #000000" fo:padding-bottom="0cm" fo:padding-left="0.191cm" fo:padding-right="0.191cm" fo:padding-top="0cm" style:writing-mode="lr-tb"/>
    </style:style>
    <style:style style:family="table-cell" style:name="Table5.A4">
      <style:table-cell-properties fo:border-bottom="0.176cm solid #000000" fo:border-left="0.018cm solid #000000" fo:border-right="0.018cm solid #000000" fo:border-top="0.018cm solid #000000" fo:padding-bottom="0cm" fo:padding-left="0.191cm" fo:padding-right="0.191cm" fo:padding-top="0cm" style:writing-mode="lr-tb"/>
    </style:style>
    <style:style style:family="table-cell" style:name="Table5.B4">
      <style:table-cell-properties fo:border-bottom="0.176cm solid #000000" fo:border-left="0.018cm solid #000000" fo:border-right="0.018cm solid #000000" fo:border-top="0.176cm solid #ff0000" fo:padding-bottom="0cm" fo:padding-left="0.191cm" fo:padding-right="0.191cm" fo:padding-top="0cm" style:writing-mode="lr-tb"/>
    </style:style>
    <style:style style:family="table-cell" style:name="Table5.D4">
      <style:table-cell-properties fo:border-bottom="0.018cm solid #000000" fo:border-left="0.018cm solid #000000" fo:border-right="0.018cm solid #000000" fo:border-top="0.141cm solid #000000" fo:padding-bottom="0cm" fo:padding-left="0.191cm" fo:padding-right="0.191cm" fo:padding-top="0cm" style:writing-mode="lr-tb"/>
    </style:style>
    <style:style style:family="paragraph" style:name="P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paragraph" style:name="P2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paragraph" style:name="P5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  <style:style style:family="paragraph" style:name="P6" style:parent-style-name="Normal">
      <style:text-properties fo:color="#000000" fo:country="DE" fo:font-size="11pt" fo:language="de" style:font-size-asian="11pt" style:font-size-complex="11pt"/>
    </style:style>
    <style:style style:family="paragraph" style:name="P7" style:parent-style-name="Normal">
      <style:paragraph-properties fo:text-align="center" style:justify-single-word="false"/>
      <style:text-properties fo:color="#000000" fo:country="DE" fo:font-size="11pt" fo:language="de" style:font-size-asian="11pt" style:font-size-complex="11pt"/>
    </style:style>
    <style:style style:family="paragraph" style:name="P8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paragraph" style:name="P9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paragraph" style:name="P1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paragraph" style:master-page-name="MP0" style:name="P11" style:parent-style-name="Heading_20_2">
      <style:paragraph-properties fo:break-before="pag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11">Funny Table</text:h>
      <text:p text:style-name="Normal"/>
      <table:table table:name="Table5" table:style-name="Table5">
        <table:table-column table:number-columns-repeated="5" table:style-name="Table5.A"/>
        <table:table-row table:style-name="Table5.1">
          <table:table-cell office:value-type="string" table:number-columns-spanned="2" table:style-name="Table5.A1" xml:id="a1">
            <text:p text:style-name="P4">A big cell with thick border</text:p>
          </table:table-cell>
          <table:covered-table-cell/>
          <table:table-cell table:style-name="Table5.A1"/>
          <table:table-cell office:value-type="string" table:style-name="Table5.C1" xml:id="a2">
            <text:p text:style-name="P2">Para1</text:p>
            <text:p text:style-name="P2">Para2</text:p>
          </table:table-cell>
          <table:table-cell office:value-type="string" table:style-name="Table5.D1" xml:id="a3">
            <text:p text:style-name="P1">Hello world!</text:p>
          </table:table-cell>
        </table:table-row>
        <table:table-row table:style-name="Table5.2">
          <table:table-cell office:value-type="string" table:style-name="Table5.A2" xml:id="a4">
            <text:p text:style-name="P1"/>
          </table:table-cell>
          <table:table-cell table:style-name="Table5.A2"/>
          <table:table-cell office:value-type="string" table:number-columns-spanned="2" table:style-name="Table5.B2" xml:id="a5">
            <text:p text:style-name="P3">Cell background is green.</text:p>
            <text:p text:style-name="P1"/>
          </table:table-cell>
          <table:covered-table-cell/>
          <table:table-cell office:value-type="string" table:style-name="Table5.D2" xml:id="a6">
            <text:p text:style-name="P3"/>
          </table:table-cell>
        </table:table-row>
        <table:table-row>
          <table:table-cell office:value-type="string" table:style-name="Table5.A3" xml:id="a7">
            <text:p text:style-name="P1"/>
          </table:table-cell>
          <table:table-cell table:style-name="Table5.A3"/>
          <table:table-cell office:value-type="string" table:style-name="Table5.B3" xml:id="a8">
            <text:p text:style-name="P3">Thick red border</text:p>
            <text:p text:style-name="P3"/>
          </table:table-cell>
          <table:table-cell office:value-type="string" table:style-name="Table5.C3" xml:id="a9">
            <text:p text:style-name="P1"/>
          </table:table-cell>
          <table:table-cell office:value-type="string" table:style-name="Table5.D3" xml:id="a10">
            <text:p text:style-name="P3"/>
          </table:table-cell>
        </table:table-row>
        <table:table-row>
          <table:table-cell office:value-type="string" table:style-name="Table5.A4" xml:id="a11">
            <text:p text:style-name="P4">Thick border at bottom of 3 cells</text:p>
          </table:table-cell>
          <table:table-cell table:style-name="Table5.A4"/>
          <table:table-cell office:value-type="string" table:style-name="Table5.B4" xml:id="a12">
            <text:p text:style-name="P4"/>
          </table:table-cell>
          <table:table-cell office:value-type="string" table:style-name="Table5.A4" xml:id="a13">
            <text:p text:style-name="P4"/>
          </table:table-cell>
          <table:table-cell office:value-type="string" table:style-name="Table5.D4" xml:id="a14">
            <text:p text:style-name="P5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2-12-17T13:12:00Z</meta:creation-date>
    <dc:date>2019-07-23T14:11:23</dc:date>
    <meta:editing-cycles>5</meta:editing-cycles>
    <meta:editing-duration>PT0.167S</meta:editing-duration>
    <meta:document-statistic meta:character-count="156" meta:image-count="0" meta:object-count="0" meta:page-count="1" meta:paragraph-count="9" meta:table-count="1" meta:word-count="29"/>
    <meta:template xlink:actuate="onRequest" xlink:href="Normal.dotm" xlink:title="" xlink:type="simple"/>
  </office:meta>
</office:document-meta>
</file>